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db6" officeooo:paragraph-rsid="001ea11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1331" officeooo:paragraph-rsid="001ea11c" style:font-weight-asian="bold" style:font-weight-complex="bold"/>
    </style:style>
    <style:style style:name="P3" style:family="paragraph" style:parent-style-name="Standard">
      <style:text-properties officeooo:rsid="00171331" officeooo:paragraph-rsid="001ea11c"/>
    </style:style>
    <style:style style:name="P4" style:family="paragraph" style:parent-style-name="Standard">
      <style:text-properties fo:font-weight="bold" officeooo:rsid="001d2ba0" officeooo:paragraph-rsid="001ea11c" style:font-weight-asian="bold" style:font-weight-complex="bold"/>
    </style:style>
    <style:style style:name="P5" style:family="paragraph" style:parent-style-name="Standard">
      <style:text-properties fo:font-weight="bold" officeooo:rsid="0028b087" officeooo:paragraph-rsid="00210932" style:font-weight-asian="bold" style:font-weight-complex="bold"/>
    </style:style>
    <style:style style:name="P6" style:family="paragraph" style:parent-style-name="Standard">
      <style:text-properties fo:font-weight="bold" officeooo:rsid="001b2f47" officeooo:paragraph-rsid="001ea11c" style:font-weight-asian="bold" style:font-weight-complex="bold"/>
    </style:style>
    <style:style style:name="P7" style:family="paragraph" style:parent-style-name="Standard">
      <style:text-properties fo:font-style="normal" officeooo:rsid="00186db6" officeooo:paragraph-rsid="001ea11c" style:font-style-asian="normal" style:font-style-complex="normal"/>
    </style:style>
    <style:style style:name="P8" style:family="paragraph" style:parent-style-name="Standard">
      <style:text-properties fo:font-style="normal" officeooo:rsid="001d2ba0" officeooo:paragraph-rsid="001ea11c" style:font-style-asian="normal" style:font-style-complex="normal"/>
    </style:style>
    <style:style style:name="P9" style:family="paragraph" style:parent-style-name="Standard">
      <style:text-properties fo:font-style="normal" officeooo:rsid="001ea11c" officeooo:paragraph-rsid="001ea11c" style:font-style-asian="normal" style:font-style-complex="normal"/>
    </style:style>
    <style:style style:name="P10" style:family="paragraph" style:parent-style-name="Standard">
      <style:text-properties fo:font-style="normal" officeooo:rsid="002009c1" officeooo:paragraph-rsid="001ea11c" style:font-style-asian="normal" style:font-style-complex="normal"/>
    </style:style>
    <style:style style:name="P11" style:family="paragraph" style:parent-style-name="Standard">
      <style:text-properties fo:font-style="normal" officeooo:rsid="002490ef" officeooo:paragraph-rsid="001ea11c" style:font-style-asian="normal" style:font-style-complex="normal"/>
    </style:style>
    <style:style style:name="P12" style:family="paragraph" style:parent-style-name="Standard">
      <style:text-properties fo:font-style="normal" officeooo:rsid="0028b087" officeooo:paragraph-rsid="00210932" style:font-style-asian="normal" style:font-style-complex="normal"/>
    </style:style>
    <style:style style:name="P13" style:family="paragraph" style:parent-style-name="Standard">
      <style:text-properties fo:font-style="normal" fo:font-weight="bold" officeooo:rsid="002490ef" officeooo:paragraph-rsid="001ea11c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83b69" officeooo:paragraph-rsid="0020dec1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8b087" officeooo:paragraph-rsid="00210932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normal" officeooo:rsid="0028b087" officeooo:paragraph-rsid="0021093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ize="10pt" fo:font-style="normal" officeooo:rsid="001ea11c" officeooo:paragraph-rsid="001ea11c" style:font-style-asian="normal" style:font-style-complex="normal"/>
    </style:style>
    <style:style style:name="P18" style:family="paragraph" style:parent-style-name="Standard">
      <style:text-properties officeooo:rsid="00283b69" officeooo:paragraph-rsid="0020dec1"/>
    </style:style>
    <style:style style:name="P19" style:family="paragraph" style:parent-style-name="Standard">
      <style:text-properties officeooo:rsid="00283b69" officeooo:paragraph-rsid="00250ee7"/>
    </style:style>
    <style:style style:name="P20" style:family="paragraph" style:parent-style-name="Preformatted_20_Text">
      <style:text-properties officeooo:paragraph-rsid="001ea11c"/>
    </style:style>
    <style:style style:name="P21" style:family="paragraph" style:parent-style-name="Preformatted_20_Text">
      <style:text-properties officeooo:paragraph-rsid="0020dec1"/>
    </style:style>
    <style:style style:name="P22" style:family="paragraph" style:parent-style-name="Preformatted_20_Text">
      <style:text-properties fo:font-style="normal" officeooo:rsid="002490ef" officeooo:paragraph-rsid="001ea11c" style:font-style-asian="normal" style:font-style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ea11c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20dec1"/>
    </style:style>
    <style:style style:name="P25" style:family="paragraph" style:parent-style-name="Standard">
      <style:paragraph-properties fo:break-before="page"/>
      <style:text-properties fo:font-style="normal" fo:font-weight="bold" officeooo:rsid="002490ef" officeooo:paragraph-rsid="001ea11c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officeooo:rsid="00283b69" officeooo:paragraph-rsid="0020dec1" style:font-style-asian="normal" style:font-style-complex="normal"/>
    </style:style>
    <style:style style:name="P27" style:family="paragraph" style:parent-style-name="Standard">
      <style:text-properties fo:font-style="normal" officeooo:rsid="00250ee7" officeooo:paragraph-rsid="00250ee7" style:font-style-asian="normal" style:font-style-complex="normal"/>
    </style:style>
    <style:style style:name="P28" style:family="paragraph" style:parent-style-name="Heading_20_2">
      <style:text-properties fo:font-style="normal" officeooo:rsid="0025ab2c" officeooo:paragraph-rsid="0020dec1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2f47" style:font-style-asian="normal" style:font-style-complex="normal"/>
    </style:style>
    <style:style style:name="T3" style:family="text">
      <style:text-properties fo:font-style="normal" officeooo:rsid="0025ab2c" style:font-style-asian="normal" style:font-style-complex="normal"/>
    </style:style>
    <style:style style:name="T4" style:family="text">
      <style:text-properties fo:font-style="normal" officeooo:rsid="001ea11c" style:font-style-asian="normal" style:font-style-complex="normal"/>
    </style:style>
    <style:style style:name="T5" style:family="text">
      <style:text-properties fo:font-style="normal" officeooo:rsid="00250ee7" style:font-style-asian="normal" style:font-style-complex="normal"/>
    </style:style>
    <style:style style:name="T6" style:family="text">
      <style:text-properties fo:font-style="normal" officeooo:rsid="0027b2a9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ea11c"/>
    </style:style>
    <style:style style:name="T10" style:family="text">
      <style:text-properties officeooo:rsid="00249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iando um CRUD da forma mais prática com o CakePHP 3</text:p>
      <text:p text:style-name="P3"/>
      <text:p text:style-name="P6"/>
      <text:p text:style-name="P6">Instalar o CakePHP 3</text:p>
      <text:p text:style-name="P1"/>
      <text:p text:style-name="P1">Acessar o terminal/prompt e executar</text:p>
      <text:p text:style-name="P1"/>
      <text:p text:style-name="P1">cd /<text:span text:style-name="T8">var/</text:span><text:span text:style-name="T1">www/html ou c:\xampp\htdocs</text:span></text:p>
      <text:p text:style-name="P7"/>
      <text:p text:style-name="P1"><text:span text:style-name="T1">composer create-project --prefer-dist cakephp/app:3.* crud</text:span><text:span text:style-name="T6">3</text:span></text:p>
      <text:p text:style-name="P7"/>
      <text:p text:style-name="P4"><text:span text:style-name="T1">Criando o banco de dados '</text:span><text:span text:style-name="T3">crud</text:span><text:span text:style-name="T4">3</text:span><text:span text:style-name="T3">'</text:span><text:span text:style-name="T1"> e configurando</text:span></text:p>
      <text:p text:style-name="P8"/>
      <text:p text:style-name="P9">Para popular o banco usaremos o script abaixo:</text:p>
      <text:p text:style-name="P9"/>
      <text:p text:style-name="P17">DROP TABLE IF EXISTS `groups`;</text:p>
      <text:p text:style-name="P17">CREATE TABLE `groups` (</text:p>
      <text:p text:style-name="P17"><text:s text:c="2"/>`id` int(11) NOT NULL AUTO_INCREMENT,</text:p>
      <text:p text:style-name="P17"><text:s text:c="2"/>`name` varchar(100) COLLATE utf8_unicode_ci NOT NULL,</text:p>
      <text:p text:style-name="P17"><text:s text:c="2"/>`created` datetime DEFAULT NULL,</text:p>
      <text:p text:style-name="P17"><text:s text:c="2"/>`modified` datetime DEFAULT NULL,</text:p>
      <text:p text:style-name="P17"><text:s text:c="2"/>PRIMARY KEY (`id`)</text:p>
      <text:p text:style-name="P17">) ENGINE=InnoDB DEFAULT CHARSET=utf8 COLLATE=utf8_unicode_ci;</text:p>
      <text:p text:style-name="P17"/>
      <text:p text:style-name="P17">INSERT INTO `groups` (`id`, `name`, `created`, `modified`) VALUES</text:p>
      <text:p text:style-name="P17">(1,<text:tab/>'Supers',<text:tab/>'2016-08-30 21:15:01',<text:tab/>'2016-08-30 21:15:01'),</text:p>
      <text:p text:style-name="P17">(2,<text:tab/>'Admins',<text:tab/>'2016-08-30 21:15:01',<text:tab/>'2016-08-30 21:15:01'),</text:p>
      <text:p text:style-name="P17">(3,<text:tab/>'Managers',<text:tab/>'2016-08-30 21:15:01',<text:tab/>'2016-08-30 21:15:01'),</text:p>
      <text:p text:style-name="P17">(4,<text:tab/>'Users',<text:tab/>'2016-08-30 21:15:01',<text:tab/>'2016-08-30 21:15:01');</text:p>
      <text:p text:style-name="P17"/>
      <text:p text:style-name="P17">DROP TABLE IF EXISTS `users`;</text:p>
      <text:p text:style-name="P17">CREATE TABLE `users` (</text:p>
      <text:p text:style-name="P17"><text:s text:c="2"/>`id` int(11) NOT NULL AUTO_INCREMENT,</text:p>
      <text:p text:style-name="P17"><text:s text:c="2"/>`username` varchar(55) COLLATE utf8_unicode_ci NOT NULL,</text:p>
      <text:p text:style-name="P17"><text:s text:c="2"/>`password` varchar(255) COLLATE utf8_unicode_ci NOT NULL,</text:p>
      <text:p text:style-name="P17"><text:s text:c="2"/>`group_id` int(11) NOT NULL,</text:p>
      <text:p text:style-name="P17"><text:s text:c="2"/>`created` datetime DEFAULT NULL,</text:p>
      <text:p text:style-name="P17"><text:s text:c="2"/>`modified` datetime DEFAULT NULL,</text:p>
      <text:p text:style-name="P17"><text:s text:c="2"/>PRIMARY KEY (`id`),</text:p>
      <text:p text:style-name="P17"><text:s text:c="2"/>UNIQUE KEY `username` (`username`),</text:p>
      <text:p text:style-name="P17"><text:s text:c="2"/>CONSTRAINT `group_fk` FOREIGN KEY (`group_id`) REFERENCES `groups` (`id`) ON DELETE CASCADE ON UPDATE CASCADE</text:p>
      <text:p text:style-name="P17">) ENGINE=InnoDB DEFAULT CHARSET=utf8 COLLATE=utf8_unicode_ci;</text:p>
      <text:p text:style-name="P17"/>
      <text:p text:style-name="P17">INSERT INTO `users` (`id`, `username`, `password`, `group_id`, `created`, `modified`) VALUES</text:p>
      <text:p text:style-name="P17">(1,<text:tab/>'super',<text:tab/>'$2y$10$JSDAQhVzicXNOPsiFxSqL.w0tAO6GDCxUMxR.uP3yWMYUTBtv6W8.',<text:tab/>1,<text:tab/>'2016-09-15 15:57:16',<text:tab/>'2019-04-06 09:53:44'),</text:p>
      <text:p text:style-name="P17">(2,<text:tab/>'admin',<text:tab/>'$2y$10$XPWeblQCdPrXIbQzMaBCw.DOHFalF62TH</text:p>
      <text:p text:style-name="P17"><text:s/>Z8XbwzA3qUgFVZhbZteC',<text:tab/>2,<text:tab/>'2016-09-15 15:57:28',<text:tab/>'2019-04-06 09:54:01'),</text:p>
      <text:p text:style-name="P17">(3,<text:tab/>'manager',<text:tab/>'$2y$10$CuHXN/I.fsDjwDD4eW.bie2P3F4Kvy3Uof18diZwrsshUrK8dmqx2',<text:tab/>3,<text:tab/>'2016-09-15 15:57:39',<text:tab/>'2019-04-06 09:54:15'),</text:p>
      <text:p text:style-name="P17">(4,<text:tab/>'user',<text:tab/>'$2y$10$Dp.70puQvgpsdkIxraND0.vuL8TNRIYLncGQEg6NoCdPJGy0fdXgW',<text:tab/>4,<text:tab/>'2016-09-15 15:58:21',<text:tab/>'2019-04-06 09:54:28');</text:p>
      <text:p text:style-name="P17"/>
      <text:p text:style-name="P17">DROP TABLE IF EXISTS `permissions`;</text:p>
      <text:p text:style-name="P17">CREATE TABLE `permissions` (</text:p>
      <text:p text:style-name="P17"><text:s text:c="2"/>`id` int(11) NOT NULL AUTO_INCREMENT,</text:p>
      <text:p text:style-name="P17"><text:s text:c="2"/>`group_id` int(11) NOT NULL,</text:p>
      <text:p text:style-name="P17"><text:s text:c="2"/>`controller` varchar(50) COLLATE utf8_unicode_ci NOT NULL,</text:p>
      <text:p text:style-name="P17"><text:soft-page-break/><text:s text:c="2"/>`action` varchar(100) COLLATE utf8_unicode_ci NOT NULL,</text:p>
      <text:p text:style-name="P17"><text:s text:c="2"/>`created` datetime DEFAULT NULL,</text:p>
      <text:p text:style-name="P17"><text:s text:c="2"/>`modified` datetime DEFAULT NULL,</text:p>
      <text:p text:style-name="P17"><text:s text:c="2"/>PRIMARY KEY (`id`),</text:p>
      <text:p text:style-name="P17"><text:s text:c="2"/>UNIQUE KEY `unique_key` (`group_id`,`controller`,`action`),</text:p>
      <text:p text:style-name="P17"><text:s text:c="2"/>CONSTRAINT `perm_fk` FOREIGN KEY (`group_id`) REFERENCES `groups` (`id`) ON DELETE CASCADE ON UPDATE CASCADE <text:s/></text:p>
      <text:p text:style-name="P17">) ENGINE=InnoDB DEFAULT CHARSET=utf8 COLLATE=utf8_unicode_ci;</text:p>
      <text:p text:style-name="P17"/>
      <text:p text:style-name="P17">DROP TABLE IF EXISTS `customers`;</text:p>
      <text:p text:style-name="P17">CREATE TABLE `customers` (</text:p>
      <text:p text:style-name="P17"><text:s text:c="2"/>`id` int(11) NOT NULL AUTO_INCREMENT,</text:p>
      <text:p text:style-name="P17"><text:s text:c="2"/>`name` varchar(55) COLLATE utf8_unicode_ci NOT NULL,</text:p>
      <text:p text:style-name="P17"><text:s text:c="2"/>`birthday` date DEFAULT NULL,</text:p>
      <text:p text:style-name="P17"><text:s text:c="2"/>`phone` varchar(14) COLLATE utf8_unicode_ci DEFAULT NULL,</text:p>
      <text:p text:style-name="P17"><text:s text:c="2"/>`observation` text COLLATE utf8_unicode_ci,</text:p>
      <text:p text:style-name="P17"><text:s text:c="2"/>`created` datetime DEFAULT NULL,</text:p>
      <text:p text:style-name="P17"><text:s text:c="2"/>`modified` datetime DEFAULT NULL,</text:p>
      <text:p text:style-name="P17"><text:s text:c="2"/>PRIMARY KEY (`id`)</text:p>
      <text:p text:style-name="P17">) ENGINE=InnoDB DEFAULT CHARSET=utf8 COLLATE=utf8_unicode_ci;</text:p>
      <text:p text:style-name="P17"/>
      <text:p text:style-name="P17">INSERT INTO `customers` (`id`, `name`, `birthday`, `phone`, `observation`, `created`, `modified`) VALUES</text:p>
      <text:p text:style-name="P17">(1,<text:tab/>'Brennan G. Wilcox',<text:tab/>'2016-04-15',<text:tab/>'(851) 190-1314',<text:tab/>'ante. Maecenas mi felis, adipiscing',<text:tab/>NULL,<text:tab/>NULL),</text:p>
      <text:p text:style-name="P17">(2,<text:tab/>'Chase Summers',<text:tab/>'2016-08-27',<text:tab/>'(846) 297-4733',<text:tab/>'Sed molestie. Sed id risus',<text:tab/>NULL,<text:tab/>NULL),</text:p>
      <text:p text:style-name="P17">(3,<text:tab/>'Sonia L. Mckay',<text:tab/>'2015-12-02',<text:tab/>'(131) 453-1690',<text:tab/>'fermentum vel, mauris. Integer sem',<text:tab/>NULL,<text:tab/>NULL),</text:p>
      <text:p text:style-name="P17">(4,<text:tab/>'Isadora L. Bowers',<text:tab/>'2015-10-24',<text:tab/>'(939) 798-4625',<text:tab/>'consequat, lectus sit amet luctus',<text:tab/>NULL,<text:tab/>NULL),</text:p>
      <text:p text:style-name="P17">(5,<text:tab/>'Sophia Cochran',<text:tab/>'2017-06-15',<text:tab/>'(811) 687-0491',<text:tab/>'Aliquam tincidunt, nunc ac mattis',<text:tab/>NULL,<text:tab/>NULL),</text:p>
      <text:p text:style-name="P17">(6,<text:tab/>'Maxwell T. Burton',<text:tab/>'2016-01-12',<text:tab/>'(147) 962-3265',<text:tab/>'at arcu. Vestibulum ante ipsum',<text:tab/>NULL,<text:tab/>NULL),</text:p>
      <text:p text:style-name="P17">(7,<text:tab/>'Desiree Y. Henry',<text:tab/>'2017-07-21',<text:tab/>'(148) 711-3747',<text:tab/>'vitae dolor. Donec fringilla. Donec',<text:tab/>NULL,<text:tab/>NULL),</text:p>
      <text:p text:style-name="P17">(8,<text:tab/>'Asher Key',<text:tab/>'2015-11-07',<text:tab/>'(355) 668-5871',<text:tab/>'a, aliquet vel, vulputate eu,',<text:tab/>NULL,<text:tab/>NULL),</text:p>
      <text:p text:style-name="P17">(9,<text:tab/>'Tyler Castro',<text:tab/>'2016-08-31',<text:tab/>'(567) 793-5061',<text:tab/>'nec tempus mauris erat eget',<text:tab/>NULL,<text:tab/>NULL),</text:p>
      <text:p text:style-name="P17">(10,<text:tab/>'Rudyard Weber',<text:tab/>'2015-10-26',<text:tab/>'(445) 457-4552',<text:tab/>'Morbi vehicula. Pellentesque tincidunt tempus',<text:tab/>NULL,<text:tab/>NULL),</text:p>
      <text:p text:style-name="P17">(11,<text:tab/>'Allen Austin',<text:tab/>'2016-04-15',<text:tab/>'(758) 867-2179',<text:tab/>'ipsum. Phasellus vitae mauris sit',<text:tab/>NULL,<text:tab/>NULL),</text:p>
      <text:p text:style-name="P17">(12,<text:tab/>'Octavius Cooper',<text:tab/>'2015-10-13',<text:tab/>'(101) 625-3985',<text:tab/>'ipsum non arcu. Vivamus sit',<text:tab/>NULL,<text:tab/>NULL),</text:p>
      <text:p text:style-name="P17">(13,<text:tab/>'Dustin M. Oneill',<text:tab/>'2016-04-24',<text:tab/>'(276) 722-0976',<text:tab/>'magnis dis parturient montes, nascetur',<text:tab/>NULL,<text:tab/>NULL),</text:p>
      <text:p text:style-name="P17">(14,<text:tab/>'Giacomo K. Horton',<text:tab/>'2016-07-03',<text:tab/>'(773) 532-7468',<text:tab/>'neque. Sed eget lacus. Mauris',<text:tab/>NULL,<text:tab/>NULL),</text:p>
      <text:p text:style-name="P17">(15,<text:tab/>'Signe T. Weaver',<text:tab/>'2016-06-17',<text:tab/>'(210) 895-3664',<text:tab/>'dui nec urna suscipit nonummy.',<text:tab/>NULL,<text:tab/>NULL),</text:p>
      <text:p text:style-name="P17">(16,<text:tab/>'Avram O. Delaney',<text:tab/>'2016-08-05',<text:tab/>'(609) 552-7572',<text:tab/>'Donec luctus aliquet odio. Etiam',<text:tab/>NULL,<text:tab/>NULL),</text:p>
      <text:p text:style-name="P17">(17,<text:tab/>'Cara Parker',<text:tab/>'2016-07-24',<text:tab/>'(854) 169-4797',<text:tab/>'ornare lectus justo eu arcu.',<text:tab/>NULL,<text:tab/>NULL),</text:p>
      <text:p text:style-name="P17">(18,<text:tab/>'Chelsea Mcclain',<text:tab/>'2016-08-06',<text:tab/>'(363) 636-1560',<text:tab/>'mollis lectus pede et risus.',<text:tab/>NULL,<text:tab/>NULL),</text:p>
      <text:p text:style-name="P17">(19,<text:tab/>'Wesley Garner',<text:tab/>'2016-06-11',<text:tab/>'(578) 231-2389',<text:tab/>'Fusce feugiat. Lorem ipsum dolor',<text:tab/>NULL,<text:tab/>NULL),</text:p>
      <text:p text:style-name="P17">(20,<text:tab/>'Irene P. Arnold',<text:tab/>'2016-02-12',<text:tab/>'(253) 631-9830',<text:tab/>'accumsan laoreet ipsum. Curabitur consequat,',<text:tab/>NULL,<text:tab/>NULL),</text:p>
      <text:p text:style-name="P17">(21,<text:tab/>'Austin S. Wall',<text:tab/>'2016-01-21',<text:tab/>'(225) 694-9511',<text:tab/>'Sed eget lacus. Mauris non',<text:tab/>NULL,<text:tab/>NULL);</text:p>
      <text:p text:style-name="P8"/>
      <text:p text:style-name="P8">Após criar o banco configure em config/app.php</text:p>
      <text:p text:style-name="P8"/>
      <text:p text:style-name="P10">Para o MySQL apenas ajuste as 3 linhas:</text:p>
      <text:p text:style-name="P10"/>
      <text:p text:style-name="P10"><text:s text:c="12"/>'username' =&gt; 'root',</text:p>
      <text:p text:style-name="P10"><text:s text:c="12"/>'password' =&gt; '',</text:p>
      <text:p text:style-name="P10"><text:s text:c="12"/>'database' =&gt; 'crud',</text:p>
      <text:p text:style-name="P8"/>
      <text:p text:style-name="P13"/>
      <text:p text:style-name="P25">Configurando as Rotas</text:p>
      <text:p text:style-name="P11"/>
      <text:p text:style-name="P11">Acesse config/routes.php e comente a linha abaixo:</text:p>
      <text:p text:style-name="P11"/>
      <text:p text:style-name="P22">//$routes-&gt;connect('/pages/*', ['controller' =&gt; 'Pages', 'action' =&gt; 'display']);</text:p>
      <text:p text:style-name="P22"/>
      <text:p text:style-name="P20">E <text:span text:style-name="T10">logo abaixo </text:span>adicione esta:</text:p>
      <text:p text:style-name="P20"/>
      <text:p text:style-name="P23">$routes-&gt;connect('/', ['controller' =&gt; '<text:span text:style-name="T9">Customers</text:span>', 'action' =&gt; '<text:span text:style-name="T9">index</text:span>']);</text:p>
      <text:h text:style-name="P28" text:outline-level="2">Geração do Código com o bake</text:h>
      <text:p text:style-name="P21"/>
      <text:p text:style-name="P21">bin/cake bake all groups</text:p>
      <text:p text:style-name="P21">bin/cake bake all users</text:p>
      <text:p text:style-name="P21">bin/cake bake all permissions</text:p>
      <text:p text:style-name="P24">bin/cake bake all customers</text:p>
      <text:p text:style-name="P14">Testando</text:p>
      <text:p text:style-name="P18"><text:a xlink:type="simple" xlink:href="http://localhost/crud3" text:style-name="Internet_20_link" text:visited-style-name="Visited_20_Internet_20_Link"><text:span text:style-name="T1">http://localhost/crud3</text:span></text:a><text:span text:style-name="T1"> </text:span></text:p>
      <text:p text:style-name="P26"/>
      <text:p text:style-name="P19"><text:a xlink:type="simple" xlink:href="http://localhost/crud3/users" text:style-name="Internet_20_link" text:visited-style-name="Visited_20_Internet_20_Link"><text:span text:style-name="T1">http://localhost/crud3/</text:span></text:a><text:a xlink:type="simple" xlink:href="http://localhost/crud3/users" text:style-name="Internet_20_link" text:visited-style-name="Visited_20_Internet_20_Link"><text:span text:style-name="T5">users</text:span></text:a><text:span text:style-name="T5"> </text:span></text:p>
      <text:p text:style-name="P27"/>
      <text:p text:style-name="P19"><text:a xlink:type="simple" xlink:href="http://localhost/crud3admin/groups" text:style-name="Internet_20_link" text:visited-style-name="Visited_20_Internet_20_Link"><text:span text:style-name="T5">http://localhost/crud3/groups</text:span></text:a><text:span text:style-name="T5"> </text:span></text:p>
      <text:p text:style-name="P27"/>
      <text:p text:style-name="P19"><text:a xlink:type="simple" xlink:href="http://localhost/crud3admin/permissions" text:style-name="Internet_20_link" text:visited-style-name="Visited_20_Internet_20_Link"><text:span text:style-name="T5">http://localhost/crud3/permissions</text:span></text:a><text:span text:style-name="T5"> </text:span></text:p>
      <text:p text:style-name="P14"/>
      <text:p text:style-name="P15">Detalhes</text:p>
      <text:p text:style-name="P12"/>
      <text:p text:style-name="P12">Como no exemplo as 4 tabelas estão relacionadas, podemos ver em users uma combo já populada com groups.</text:p>
      <text:p text:style-name="P12">Podemos ver os campos tipo data que já vem com uma combo.</text:p>
      <text:p text:style-name="P12">E assim por diante.</text:p>
      <text:p text:style-name="P12"/>
      <text:p text:style-name="P12">Obs.: não basta que as tabelas sejam relacionadas no SGBD para que o Cake proceda dessa forma, precisamos seguir suas convenções para relacionamento. Veja o script sql do banco e notará que para relacionar groups com users adicionamos um campo em users chamado user_id.</text:p>
      <text:p text:style-name="P12"/>
      <text:p text:style-name="P15">Mais detalhes sobre as convenções do CakePHP veja:</text:p>
      <text:p text:style-name="P12"/>
      <text:p text:style-name="P5"><text:a xlink:type="simple" xlink:href="https://ribafs.github.io/curriculo/livros/cakephp/3-convencoes-sobre-configuracoes.html" text:style-name="Internet_20_link" text:visited-style-name="Visited_20_Internet_20_Link"><text:span text:style-name="T7">https://ribafs.github.io/curriculo/livros/cakephp/3-convencoes-sobre-configuracoes.html</text:span></text:a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8:24:44.678041559</meta:creation-date>
    <dc:date>2020-02-19T08:48:54.292329258</dc:date>
    <meta:editing-duration>PT9M3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110" meta:word-count="798" meta:character-count="6593" meta:non-whitespace-character-count="5801"/>
  </office:meta>
</office:document-meta>
</file>